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c9c" officeooo:paragraph-rsid="0018ec9c"/>
    </style:style>
    <style:style style:name="P2" style:family="paragraph" style:parent-style-name="Standard">
      <style:text-properties fo:font-size="16pt" officeooo:rsid="0018ec9c" officeooo:paragraph-rsid="0018ec9c" style:font-size-asian="14pt" style:font-size-complex="16pt"/>
    </style:style>
    <style:style style:name="T1" style:family="text">
      <style:text-properties officeooo:rsid="001aca21"/>
    </style:style>
    <style:style style:name="T2" style:family="text">
      <style:text-properties officeooo:rsid="001def3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The Perfect American Recitation of the Century</text:p>
      <text:p text:style-name="P1">Chapter 11: Hud</text:p>
      <text:p text:style-name="P1"/>
      <text:p text:style-name="P1">Sign 88</text:p>
      <text:p text:style-name="P1"/>
      <text:p text:style-name="P2">He said, “Have you seen that I was on a Clear Proof from my Lord? And He has Provided for me, from Himself, a Sustaining; Good Deeds; <text:span text:style-name="T1">And I do not want to disagree with you in what We forbade to you all, from it; </text:span><text:span text:style-name="T2">That I do not want except to reform as much as I can; And that my Harmonization is not, except with God; Upon Him I trust, and to Him I tur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1T14:55:21.987000000</meta:creation-date>
    <meta:generator>LibreOffice/7.6.4.1$Windows_X86_64 LibreOffice_project/e19e193f88cd6c0525a17fb7a176ed8e6a3e2aa1</meta:generator>
    <dc:date>2025-04-11T20:18:42.224000000</dc:date>
    <meta:editing-duration>PT5H23M20S</meta:editing-duration>
    <meta:editing-cycles>5</meta:editing-cycles>
    <meta:document-statistic meta:table-count="0" meta:image-count="0" meta:object-count="0" meta:page-count="1" meta:paragraph-count="4" meta:word-count="88" meta:character-count="422" meta:non-whitespace-character-count="338"/>
  </office:meta>
</office:document-meta>
</file>